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17cm" fo:margin-left="0cm" fo:margin-right="10.472cm" table:align="margins"/>
    </style:style>
    <style:style style:name="Table1.A" style:family="table-column">
      <style:table-column-properties style:column-width="1.349cm" style:rel-column-width="765*"/>
    </style:style>
    <style:style style:name="Table1.B" style:family="table-column">
      <style:table-column-properties style:column-width="5.768cm" style:rel-column-width="327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font-name="Times New Roman" fo:font-size="14pt" style:font-size-asian="14pt" style:font-size-complex="14pt"/>
    </style:style>
    <style:style style:name="P2" style:family="paragraph" style:parent-style-name="Standard">
      <style:text-properties fo:color="#000000" style:font-name="Times New Roman" fo:font-size="14pt" fo:font-weight="bold" style:font-size-asian="14pt" style:font-weight-asian="bold" style:font-size-complex="14pt" style:font-weight-complex="bold"/>
    </style:style>
    <style:style style:name="P3" style:family="paragraph" style:parent-style-name="Standard">
      <style:text-properties fo:color="#000000" style:font-name="Times New Roman" fo:font-size="14pt" fo:font-weight="bold" style:font-size-asian="14pt" style:font-size-complex="14pt"/>
    </style:style>
    <style:style style:name="P4" style:family="paragraph" style:parent-style-name="Text_20_body">
      <style:text-properties fo:color="#000000" style:font-name="Times New Roman" fo:font-size="14pt" style:font-size-asian="14pt" style:font-size-complex="14pt"/>
    </style:style>
    <style:style style:name="P5" style:family="paragraph" style:parent-style-name="Text_20_body">
      <style:text-properties fo:color="#0000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ext_20_body">
      <style:text-properties fo:color="#000000" style:font-name="Times New Roman" fo:font-size="14pt" style:text-underline-style="none" fo:font-weight="normal" style:font-size-asian="14pt" style:font-weight-asian="normal" style:font-size-complex="14pt" style:font-weight-complex="normal"/>
    </style:style>
    <style:style style:name="P7" style:family="paragraph" style:parent-style-name="Text_20_body">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8" style:family="paragraph" style:parent-style-name="Text_20_body" style:list-style-name="L6">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9" style:family="paragraph" style:parent-style-name="Text_20_body">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0" style:family="paragraph" style:parent-style-name="Text_20_body" style:list-style-name="L7">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11" style:family="paragraph" style:parent-style-name="Text_20_body">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Text_20_body" style:list-style-name="L4">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able_20_Contents">
      <style:text-properties style:font-name="Times New Roman" fo:font-size="14pt" style:font-size-asian="14pt" style:font-size-complex="14pt"/>
    </style:style>
    <style:style style:name="P16" style:family="paragraph" style:parent-style-name="Table_20_Contents">
      <style:paragraph-properties fo:text-align="center" style:justify-single-word="false"/>
      <style:text-properties style:font-name="Times New Roman"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7"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style:font-name="Times New Roman" fo:font-size="14pt" fo:letter-spacing="normal" style:text-underline-style="none" fo:font-weight="normal"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style:font-size-asian="14pt" style:font-size-complex="14pt"/>
    </style:style>
    <style:style style:name="T10" style:family="text">
      <style:text-properties style:font-name="Times New Roman" fo:font-size="14pt" style:font-size-asian="14pt" style:font-size-complex="14pt"/>
    </style:style>
    <style:style style:name="T11" style:family="text">
      <style:text-properties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0000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quisitor Paladin (Witch Hunter)</text:p>
      <text:p text:style-name="P1"/>
      <text:p text:style-name="P1">Oaths</text:p>
      <text:p text:style-name="P1">The tenants of the Inquisitors vary considerably from paladin to paladin, or cleric to cleric; however, all tenants of the oath revolve around the destruction of future powers of evil and reparations of the damage they cause. These paladins are often referred to as witch hunters as they persecute warlocks regardless of origin or master. They are strictly lawful, and trend towards the neutral alignment.</text:p>
      <text:p text:style-name="P1">Upon taking their oaths, they choose one of the four following oaths to be seared onto their flesh.</text:p>
      <text:p text:style-name="P1"/>
      <text:p text:style-name="P2">Purge the Wicked - <text:span text:style-name="T3">The Vile Warlocks and their hordes of abominations must be cleansed from the land.</text:span></text:p>
      <text:p text:style-name="P2">Justice before Mercy - <text:span text:style-name="T3">Regardless of deed or merit, the heretics must answer for their crimes.</text:span></text:p>
      <text:p text:style-name="P1"><text:span text:style-name="T2">Neither Good, nor Evil - </text:span><text:span text:style-name="T3">One must not be swayed against their oath for good nor evil.</text:span></text:p>
      <text:p text:style-name="P3"><text:span text:style-name="T11">Restitution - </text:span><text:span text:style-name="T4">If my foes wreak ruin on the world, it is because I failed to stop them. I must help those harmed by their misdeeds.</text:span></text:p>
      <text:p text:style-name="P4"><text:line-break/><text:span text:style-name="T12">Oath Spells</text:span></text:p>
      <table:table table:name="Table1" table:style-name="Table1">
        <table:table-column table:style-name="Table1.A"/>
        <table:table-column table:style-name="Table1.B"/>
        <table:table-row>
          <table:table-cell table:style-name="Table1.A1" office:value-type="string">
            <text:p text:style-name="P14">Level</text:p>
          </table:table-cell>
          <table:table-cell table:style-name="Table1.B1" office:value-type="string">
            <text:p text:style-name="P14">Spells</text:p>
          </table:table-cell>
        </table:table-row>
        <table:table-row>
          <table:table-cell table:style-name="Table1.A2" office:value-type="string">
            <text:p text:style-name="P16">3rd</text:p>
          </table:table-cell>
          <table:table-cell table:style-name="Table1.B2" office:value-type="string">
            <text:p text:style-name="P15">Command, Compelled Duel</text:p>
          </table:table-cell>
        </table:table-row>
        <table:table-row>
          <table:table-cell table:style-name="Table1.A2" office:value-type="string">
            <text:p text:style-name="P16">5th</text:p>
          </table:table-cell>
          <table:table-cell table:style-name="Table1.B2" office:value-type="string">
            <text:p text:style-name="P15">Hold Person, Zone of Truth</text:p>
          </table:table-cell>
        </table:table-row>
        <table:table-row>
          <table:table-cell table:style-name="Table1.A2" office:value-type="string">
            <text:p text:style-name="P16">9th</text:p>
          </table:table-cell>
          <table:table-cell table:style-name="Table1.B2" office:value-type="string">
            <text:p text:style-name="P15">Counterspell, Remove Curse</text:p>
          </table:table-cell>
        </table:table-row>
        <table:table-row>
          <table:table-cell table:style-name="Table1.A2" office:value-type="string">
            <text:p text:style-name="P16">13th</text:p>
          </table:table-cell>
          <table:table-cell table:style-name="Table1.B2" office:value-type="string">
            <text:p text:style-name="P15">Banishment, Locate Creature</text:p>
          </table:table-cell>
        </table:table-row>
        <table:table-row>
          <table:table-cell table:style-name="Table1.A2" office:value-type="string">
            <text:p text:style-name="P16">17th</text:p>
          </table:table-cell>
          <table:table-cell table:style-name="Table1.B2" office:value-type="string">
            <text:p text:style-name="P15">Dominate Person, Geas</text:p>
          </table:table-cell>
        </table:table-row>
      </table:table>
      <text:p text:style-name="P4"/>
      <text:p text:style-name="P5">Channel Divinity</text:p>
      <text:p text:style-name="P6">When you take this oath at third level, you gain the following two Channel Divinity options.</text:p>
      <text:list xml:id="list1227194756191569064" text:style-name="L7">
        <text:list-item>
          <text:p text:style-name="P10">Requisition Order: <text:span text:style-name="T3">As a bonus action, you can grant yourself +5 to charisma skill checks for the next minute.</text:span></text:p>
        </text:list-item>
      </text:list>
      <text:list xml:id="list7106464756460829387" text:style-name="L6">
        <text:list-item>
          <text:p text:style-name="P8"><text:span text:style-name="T1">Turn the Heretics: </text:span>As an action, you can make any fiend, Aberration, or Warlock, provided that it's within 30 feet and that can see or hear you, make a Wisdom saving throw. If the creature fails its saving throw, it is turned for 1 minute or until it takes damage. A turned creature must spend its turns trying to move as far away <text:soft-page-break/>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list-item>
      </text:list>
      <text:p text:style-name="P9"><text:span text:style-name="T3"/></text:p>
      <text:p text:style-name="P11">Eldritch Bane</text:p>
      <text:p text:style-name="P7">Starting at 7th level, when you hit with an attack against a warlock, celestial, fey, or fiend, you can use your reaction to deal an additional 1d8 of elemental damage. This type must be declared before damage is rolled. At 18th level, this creature types increase to add undead and aberrations.</text:p>
      <text:p text:style-name="P4"><text:span text:style-name="T5">Bastion from Heresy</text:span></text:p>
      <text:p text:style-name="Text_20_body"><text:span text:style-name="T6">Starting at 15th level, when you cast one of your oath spells, creatures affected gain disadvantage on their saving throws. At 18th level, you gain the ability to cast one oath spell per long rest without using a spell slot.</text:span></text:p>
      <text:p text:style-name="P12"><text:span text:style-name="T9">Nobody Expects...</text:span></text:p>
      <text:p text:style-name="P12"><text:span text:style-name="T8">At 20th level, as an action, you can manifest the powers of the inquisition to gain the following benefits for 1 minute:</text:span></text:p>
      <text:list xml:id="list1314912339741135074" text:style-name="L4">
        <text:list-item>
          <text:p text:style-name="P13"><text:span text:style-name="T8">You have resistance to all damage</text:span></text:p>
        </text:list-item>
        <text:list-item>
          <text:p text:style-name="P13"><text:span text:style-name="T8">You may use the Eldritch Bane feature without using a reaction</text:span></text:p>
        </text:list-item>
        <text:list-item>
          <text:p text:style-name="P13"><text:span text:style-name="T8">You gain a bonus +5 to initiative</text:span></text:p>
        </text:list-item>
      </text:list>
      <text:p text:style-name="Text_20_body"><text:span text:style-name="T7">In addition, when attacking an enemy that is surprised, you gain advantage on the attack and </text:span><text:span text:style-name="T6">any hit you score against a creature that is surprised is a critical h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58:13.16</meta:creation-date>
    <meta:document-statistic meta:table-count="1" meta:image-count="0" meta:object-count="0" meta:page-count="2" meta:paragraph-count="35" meta:word-count="527" meta:character-count="2938"/>
    <dc:date>2018-11-02T11:26:58.33</dc:date>
    <meta:editing-duration>PT24M34S</meta:editing-duration>
    <meta:editing-cycles>1</meta:editing-cycles>
    <meta:generator>OpenOffice.org/3.4.1$Win32 OpenOffice.org_project/341m1$Build-9593</meta:generator>
  </office:meta>
</office:document-meta>
</file>